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669DE3520CCDA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E669DE3520CCDA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9T11:11:45.641000000</meta:creation-date>
    <dc:date>2024-05-19T11:12:50.634000000</dc:date>
    <meta:editing-duration>PT1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4.2$Windows_x86 LibreOffice_project/3d5603e1122f0f102b62521720ab13a38a4e0eb0</meta:generator>
  </office:meta>
</office:document-meta>
</file>